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7]-[.F7]" office:value-type="float" office:value="450" calcext:value-type="float">
            <text:p>4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7])" office:value-type="float" office:value="450" calcext:value-type="float">
            <text:p>4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09:50.212716200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09:50.219511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9-17T09:10:21.492371600</dc:date>
    <dc:language>pt-PT</dc:language>
    <meta:editing-cycles>594</meta:editing-cycles>
    <meta:editing-duration>PT15H52M20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